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94efd" officeooo:paragraph-rsid="00094efd"/>
    </style:style>
    <style:style style:name="P2" style:family="paragraph" style:parent-style-name="Standard">
      <style:text-properties officeooo:rsid="00094efd" officeooo:paragraph-rsid="00094efd"/>
    </style:style>
    <style:style style:name="P3" style:family="paragraph" style:parent-style-name="Text_20_body">
      <style:text-properties officeooo:rsid="00094efd" officeooo:paragraph-rsid="00094efd"/>
    </style:style>
    <style:style style:name="P4" style:family="paragraph" style:parent-style-name="Text_20_body">
      <style:text-properties officeooo:paragraph-rsid="000bbc5f"/>
    </style:style>
    <style:style style:name="P5" style:family="paragraph" style:parent-style-name="Text_20_body">
      <style:text-properties officeooo:rsid="000cf0b4" officeooo:paragraph-rsid="00109326"/>
    </style:style>
    <style:style style:name="P6" style:family="paragraph" style:parent-style-name="Contents_20_Heading">
      <style:paragraph-properties fo:break-before="page"/>
    </style:style>
    <style:style style:name="P7" style:family="paragraph" style:parent-style-name="Text_20_body">
      <style:text-properties officeooo:rsid="000bbc5f" officeooo:paragraph-rsid="000bbc5f"/>
    </style:style>
    <style:style style:name="P8" style:family="paragraph" style:parent-style-name="Title">
      <style:text-properties officeooo:rsid="00094efd" officeooo:paragraph-rsid="00094efd"/>
    </style:style>
    <style:style style:name="P9" style:family="paragraph" style:parent-style-name="Title" style:list-style-name="">
      <style:text-properties officeooo:rsid="00094efd" officeooo:paragraph-rsid="00094efd"/>
    </style:style>
    <style:style style:name="P10" style:family="paragraph" style:parent-style-name="Heading_20_1">
      <style:text-properties officeooo:rsid="000bbc5f" officeooo:paragraph-rsid="000bbc5f"/>
    </style:style>
    <style:style style:name="P11" style:family="paragraph" style:parent-style-name="Heading_20_1">
      <style:paragraph-properties fo:break-before="page"/>
      <style:text-properties officeooo:rsid="00094efd" officeooo:paragraph-rsid="00094ef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94efd"/>
    </style:style>
    <style:style style:name="T2" style:family="text">
      <style:text-properties officeooo:rsid="000bbc5f"/>
    </style:style>
    <style:style style:name="T3" style:family="text">
      <style:text-properties fo:color="#000000" style:font-name="FreeMono" fo:font-style="italic" style:text-underline-style="none" fo:font-weight="bold" officeooo:rsid="000cf0b4" style:font-style-asian="italic" style:font-weight-asian="bold" style:font-style-complex="italic" style:font-weight-complex="bold"/>
    </style:style>
    <style:style style:name="T4" style:family="text">
      <style:text-properties officeooo:rsid="000eacfa"/>
    </style:style>
    <style:style style:name="T5" style:family="text">
      <style:text-properties officeooo:rsid="001112a2"/>
    </style:style>
    <style:style style:name="T6" style:family="text">
      <style:text-properties officeooo:rsid="0017e6db"/>
    </style:style>
    <style:style style:name="T7" style:family="text">
      <style:text-properties officeooo:rsid="00191a2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e : 27/04/2018<text:tab/><text:tab/><text:tab/></text:p>
      <text:p text:style-name="P2"><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592057058705417583" text:style-name="Numbering_20_1">
        <text:list-header>
          <text:p text:style-name="P8"/>
        </text:list-header>
      </text:list>
      <text:p text:style-name="P9">Compte-rendu des tests de performance de la base de donné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list xml:id="list160030943783968" text:continue-numbering="true" text:style-name="Numbering_20_1">
              <text:list-item>
                <text:p text:style-name="P6">Table des matières</text:p>
              </text:list-item>
            </text:list>
          </text:index-title>
          <text:p text:style-name="P12"><text:a xlink:type="simple" xlink:href="#__RefHeading___Toc97_988980429">I.Introduction<text:tab/>3</text:a></text:p>
          <text:p text:style-name="P12"><text:a xlink:type="simple" xlink:href="#__RefHeading___Toc99_988980429">II.Mise en place des tests<text:tab/>3</text:a></text:p>
          <text:p text:style-name="P12"><text:a xlink:type="simple" xlink:href="#__RefHeading___Toc101_988980429">III.Interprétation des résultats<text:tab/>3</text:a></text:p>
        </text:index-body>
      </text:table-of-content>
      <text:p text:style-name="P3"/>
      <text:list xml:id="list4344282693021349935" text:style-name="Outline">
        <text:list-item>
          <text:h text:style-name="P11" text:outline-level="1"><text:bookmark-start text:name="__RefHeading___Toc97_988980429"/>Introduction<text:bookmark-end text:name="__RefHeading___Toc97_988980429"/></text:h>
        </text:list-item>
      </text:list>
      <text:p text:style-name="P4"><text:tab/><text:span text:style-name="T1">Dans le but de réaliser une plateforme web d’hébergement pour le calcul de molécule quantique nous avons dû, au vue de la masse d’information à traiter prévoir une manière de stocker ces molécules de façon à les servirent dans un laps de temps le plus court <text:s/>possible. Pour ce faire nous avons décidé chercher la structure adéquat entre deux solution : soit en limitant au stricte minimum les clés étrangères ou à l’inverse en mettant des données comme les logiciels utilisé par les calculs dans une table relié à la table de recherche pour une clé étrangère.</text:span></text:p>
      <text:p text:style-name="P4"/>
      <text:list xml:id="list160029778337887" text:continue-numbering="true" text:style-name="Outline">
        <text:list-item>
          <text:h text:style-name="P10" text:outline-level="1"><text:bookmark-start text:name="__RefHeading___Toc99_988980429"/>Mise en place des tests<text:bookmark-end text:name="__RefHeading___Toc99_988980429"/></text:h>
        </text:list-item>
      </text:list>
      <text:p text:style-name="P4"><text:tab/><text:span text:style-name="T2">Pour la réalisation des tests j’ai crée une interface web qui en plus d’afficher les résultats de la recherche montre également le temps écoulé uniquement en base de données, j’ai ensuite reporté les différents résultats dans un tableau sous libre office calc qui m’a permis par la suite de faire des graphiques permettant de voir la différence entre chaque manière de procéder.</text:span></text:p>
      <text:p text:style-name="P4"/>
      <text:p text:style-name="P7"><text:tab/>Pour la création des données j’ai dans un premier temps réutilisé mon script de peuplement de base de données réalisé précédemment auquel j’avais juste ajouté une boucle pour qu’il ce répète autant de fois que n écessaire, mais lors du passage à 100 000 données à écrire, les accès aux fichiers .json mettait trop de temps. J’ai alors dû remplacer mon scripts par un autre qui lui nécessitait le lancement de la commande de peuplement de base de données :</text:p>
      <text:p text:style-name="Text_20_body"><text:tab/><text:span text:style-name="T3">python manage.py populate_db</text:span></text:p>
      <text:p text:style-name="P5"><text:tab/>puis je récupérais dans ces données généré au hasard une ligne auquel je changeais le log et que je <text:span text:style-name="T4">réinsérer</text:span> dans la base de données, j’ai ainsi pour le même résultat accéléré mon script de test.</text:p>
      <text:p text:style-name="P5"><text:tab/><text:span text:style-name="T7">Pour les données sur lesquelles je faisais des recherches j’ai décidé de les prendre au hasard la première fois et de répété cette recherche pour toutes les structures base de données et toutes les tailles.</text:span></text:p>
      <text:list xml:id="list160030017020817" text:continue-numbering="true" text:style-name="Outline">
        <text:list-item>
          <text:h text:style-name="Heading_20_1" text:outline-level="1"><text:bookmark-start text:name="__RefHeading___Toc101_988980429"/><text:span text:style-name="T5">Interprétation des résultats </text:span><text:s/><text:bookmark-end text:name="__RefHeading___Toc101_988980429"/></text:h>
        </text:list-item>
      </text:list>
      <text:p text:style-name="Text_20_body"><text:tab/><text:span text:style-name="T6">On peut remarquer comme on pouvait s’y attendre une augmentation du temps de requête quand on augmente le nombre de lig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94efd" officeooo:paragraph-rsid="00094ef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teur : Brice Harismendy <text:tab/><text:tab/><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09:01:39.897624190</meta:creation-date>
    <meta:generator>LibreOffice/5.1.6.2$Linux_X86_64 LibreOffice_project/10m0$Build-2</meta:generator>
    <dc:date>2018-04-27T15:58:17.174162408</dc:date>
    <meta:editing-duration>PT1H10M8S</meta:editing-duration>
    <meta:editing-cycles>9</meta:editing-cycles>
    <meta:document-statistic meta:table-count="0" meta:image-count="0" meta:object-count="0" meta:page-count="3" meta:paragraph-count="18" meta:word-count="380" meta:character-count="2238" meta:non-whitespace-character-count="1857"/>
  </office:meta>
</office:document-meta>
</file>